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71" svg:stroke-width="0.019cm" svg:stroke-color="#000000" draw:marker-start="" draw:marker-start-width="0.33cm" draw:marker-start-center="false" draw:marker-end="" draw:marker-end-width="0.33cm" draw:marker-end-center="false" draw:fill="solid" draw:fill-color="#01a6e0" draw:textarea-vertical-align="middle" draw:auto-grow-height="false" fo:min-height="1.55cm" fo:min-width="1.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72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7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8cm" svg:height="1.8cm" svg:x="10.038cm" svg:y="14.237cm">
            <text:p/>
            <draw:enhanced-geometry draw:glue-point-type="segments" draw:type="mso-spt100" draw:modifiers="-72.0071704794035 71.42881826242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ircle draw:style-name="gr2" draw:text-style-name="P2" draw:layer="layout" svg:width="1.8cm" svg:height="1.8cm" svg:x="10.038cm" svg:y="14.237cm">
            <text:p/>
          </draw:circle>
          <draw:line draw:style-name="gr3" draw:text-style-name="P3" draw:layer="layout" svg:x1="10.938cm" svg:y1="15.137cm" svg:x2="11.838cm" svg:y2="15.137cm">
            <text:p/>
          </draw:line>
          <draw:line draw:style-name="gr4" draw:text-style-name="P3" draw:layer="layout" svg:x1="10.938cm" svg:y1="15.134cm" svg:x2="11.216cm" svg:y2="14.278cm">
            <text:p/>
          </draw:line>
          <draw:line draw:style-name="gr5" draw:text-style-name="P3" draw:layer="layout" svg:x1="10.938cm" svg:y1="15.135cm" svg:x2="10.21cm" svg:y2="14.606cm">
            <text:p/>
          </draw:line>
          <draw:line draw:style-name="gr6" draw:text-style-name="P3" draw:layer="layout" svg:x1="10.938cm" svg:y1="15.137cm" svg:x2="11.216cm" svg:y2="15.993cm">
            <text:p/>
          </draw:line>
          <draw:line draw:style-name="gr7" draw:text-style-name="P3" draw:layer="layout" svg:x1="10.938cm" svg:y1="15.137cm" svg:x2="10.21cm" svg:y2="15.6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54:00.899060340</meta:creation-date>
    <dc:date>2018-05-08T07:54:14.986956762</dc:date>
    <meta:editing-duration>PT14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